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680000002FF2F68D7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MathJax Main" svg:font-family="'MathJax Main'"/>
    <style:font-face style:name="MathJax Math-italic" svg:font-family="'MathJax Math-italic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1.0831in" svg:height="0.4894in" svg:x="0in" svg:y="0in">
        <draw:image xlink:href="Pictures/10000000000000680000002FF2F68D75.gif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7" svg:width="1.0831in" svg:height="0.4894in" svg:x="0in" svg:y="0in">
        <draw:image xlink:href="Pictures/10000000000000680000002FF2F68D75.gif" xlink:type="simple" xlink:show="embed" xlink:actuate="onLoad">
          <text:p/>
        </draw:image>
      </draw:frame>
      <text:p text:style-name="P5"><text:span text:style-name="T2">Problem 1.6:</text:span> </text:p>
      <text:p text:style-name="Standard">public class Permutations {</text:p>
      <text:p text:style-name="Standard"><text:s text:c="2"/>/** <text:s text:c="3"/>* Print all permutations of the given string. <text:s text:c="2"/></text:p>
      <text:p text:style-name="Standard"><text:s text:c="4"/>* </text:p>
      <text:p text:style-name="Standard"><text:s text:c="4"/>* @author (Christopher Sinders) <text:s/></text:p>
      <text:p text:style-name="Standard"><text:s text:c="4"/>*/ </text:p>
      <text:p text:style-name="Standard"><text:s text:c="2"/>public static void permute(String str) {</text:p>
      <text:p text:style-name="Standard"><text:s text:c="4"/>permute(str.toCharArray(), 0, str.length()-1); </text:p>
      <text:p text:style-name="Standard"><text:s text:c="2"/>}</text:p>
      <text:p text:style-name="Standard"><text:s text:c="2"/>public static void permute(char[] str, int low, int high) {</text:p>
      <text:p text:style-name="Standard"><text:s text:c="4"/>if (low == high) {</text:p>
      <text:p text:style-name="Standard"><text:s text:c="6"/>System.out.println(String.valueOf(str)); </text:p>
      <text:p text:style-name="Standard"><text:s text:c="4"/>} else {</text:p>
      <text:p text:style-name="Standard"><text:s text:c="6"/>for (int i = low; i &lt;= high; i++) {</text:p>
      <text:p text:style-name="Standard"><text:s text:c="8"/>swap(str, low, i);</text:p>
      <text:p text:style-name="Standard"><text:s text:c="8"/>permute(str, low+1, high);</text:p>
      <text:p text:style-name="Standard"><text:s text:c="8"/>swap(str, low, i)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public static void swap(char[] c, int x, int y) {</text:p>
      <text:p text:style-name="Standard"><text:s text:c="4"/>char temp = c[x];</text:p>
      <text:p text:style-name="Standard"><text:s text:c="4"/>c[x] = c[y];</text:p>
      <text:p text:style-name="Standard"><text:s text:c="4"/>c[y] = temp;</text:p>
      <text:p text:style-name="Standard"><text:s text:c="2"/>}</text:p>
      <text:p text:style-name="Standard"><text:s text:c="2"/>public static void main(String[] args) { </text:p>
      <text:p text:style-name="Standard"><text:s text:c="4"/>permute("abcd"); <text:s text:c="3"/></text:p>
      <text:p text:style-name="Standard"><text:s text:c="2"/>}</text:p>
      <text:p text:style-name="Standard">}</text:p>
      <text:p text:style-name="P1"><text:soft-page-break/>Problem 1.11</text:p>
      <text:p text:style-name="P2">Claim: the sum of I = 1 to n-2 for F(i) = F(n) -2</text:p>
      <text:p text:style-name="P2">Pf: Base Case: (n = 3) The sum of i=1 to 3-2 for F(i) = F(1) = 1</text:p>
      <text:p text:style-name="P2"><text:s text:c="76"/>F(3) – 2 = 3 -2 = 1 </text:p>
      <text:p text:style-name="P2"><text:tab/>Ind Case: Assume that the sum of i=1 to n-2 for F(i) = F(n) -2 for some n that is a member of natural numbers</text:p>
      <text:p text:style-name="P2"><text:tab/><text:tab/>So the sum of i=1 to n-2+1 of F(i)</text:p>
      <text:p text:style-name="P2"><text:tab/><text:tab/>The sum of i=1 to n-2 of F(i) + F(n-1)</text:p>
      <text:p text:style-name="P2"><text:tab/><text:tab/>F(n) – 2 + F(n-1) </text:p>
      <text:p text:style-name="P2"><text:tab/><text:tab/>F(n+1) - 2</text:p>
      <text:p text:style-name="P2"><text:tab/> <text:s text:c="7"/></text:p>
      <text:p text:style-name="P4">Problem 1.12</text:p>
      <text:p text:style-name="Standard">Claim: <text:s/><draw:frame draw:style-name="fr1" draw:name="graphics1" text:anchor-type="as-char" svg:width="1.0835in" svg:height="0.4898in" draw:z-index="1"><draw:image xlink:href="Pictures/10000000000000680000002FF2F68D75.gif" xlink:type="simple" xlink:show="embed" xlink:actuate="onLoad"/></draw:frame></text:p>
      <text:p text:style-name="Standard">Pf: </text:p>
      <text:p text:style-name="Standard">Base Case: (n =1): (2(1) -1) = 1</text:p>
      <text:p text:style-name="Standard"><text:s text:c="37"/>1^2 <text:s text:c="8"/>= 1</text:p>
      <text:p text:style-name="Standard">Ind Case: Assume for some int n <draw:frame draw:style-name="fr1" draw:name="graphics2" text:anchor-type="as-char" svg:width="1.0835in" svg:height="0.4898in" draw:z-index="3"><draw:image xlink:href="Pictures/10000000000000680000002FF2F68D75.gif" xlink:type="simple" xlink:show="embed" xlink:actuate="onLoad"/></draw:frame></text:p>
      <text:p text:style-name="Standard"><text:s text:c="2"/>So the summation of 2i -1 from i =1 to N+1</text:p>
      <text:p text:style-name="Standard"><text:s text:c="2"/>= summation of 2i-1 from i = 1 to N + 2((N+1) -1)</text:p>
      <text:p text:style-name="Standard"><text:s/>= N^2 + 2N +2 -1 (I.H.)</text:p>
      <text:p text:style-name="Standard"><text:s/>= N^2 + 2N + 1</text:p>
      <text:p text:style-name="Standard"><text:s/>= (N + 1)^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Problem 5.1b</text:span></text:p>
      <text:p text:style-name="Standard">Resulting hash is {9679, 4371, 1323, 6173, 4344, null, null, null, 4199}</text:p>
      <text:p text:style-name="Standard"><text:span text:style-name="T1">Problem 5.1c</text:span></text:p>
      <text:p text:style-name="Standard">Resulting hash is {9679, 4371, null, 6173, 4344, null, null, 1989, 4199}</text:p>
      <text:p text:style-name="Standard"><text:span text:style-name="T1">Problem 5.2b</text:span></text:p>
      <text:p text:style-name="Standard">Resulting hash is {9679, 4371, 1989, 1323, 6173, 4371, 1323, 6173, 4199, 4199, 4344, 9679, 1989, null, null, null, null, null,}</text:p>
      <text:p text:style-name="Standard"><text:span text:style-name="T1">Problem 5.2c</text:span></text:p>
      <text:p text:style-name="Standard">Resulting hash is {9679 4371 4371 1323 6173 4344 1989 1323 1989 4199 4199 null 6173 4344 null null null null 9679}</text:p>
      <text:p text:style-name="Standard"><text:span text:style-name="T1">Homework Problem 6, Repeat problem 5.1 (b) and (c), but use the hash function h(x) = 7 - (x mod 7).</text:span></text:p>
      <text:p text:style-name="Standard"><text:span text:style-name="T1">Problem 6.b</text:span></text:p>
      <text:p text:style-name="Standard">Resulting hash is {<text:bookmark text:name="_GoBack"/>null, 6173, 4199, 4344, 4371, 9679, 1989, 1323, null, null}</text:p>
      <text:p text:style-name="Standard"><text:span text:style-name="T1">Problem 6.c</text:span></text:p>
      <text:p text:style-name="Standard">Resulting hash is {1989, 6173, 4199, 4344, 4371, null, 9679, 1323, null, null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MathJax Main" svg:font-family="'MathJax Main'"/>
    <style:font-face style:name="MathJax Math-italic" svg:font-family="'MathJax Math-italic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keyword" style:family="text" style:parent-style-name="Default_20_Paragraph_20_Font"/>
    <style:style style:name="normal" style:family="text" style:parent-style-name="Default_20_Paragraph_20_Font"/>
    <style:style style:name="classname" style:family="text" style:parent-style-name="Default_20_Paragraph_20_Font"/>
    <style:style style:name="cbracket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type" style:family="text" style:parent-style-name="Default_20_Paragraph_20_Font"/>
    <style:style style:name="function" style:family="text" style:parent-style-name="Default_20_Paragraph_20_Font"/>
    <style:style style:name="symbol" style:family="text" style:parent-style-name="Default_20_Paragraph_20_Font"/>
    <style:style style:name="usertype" style:family="text" style:parent-style-name="Default_20_Paragraph_20_Font"/>
    <style:style style:name="string" style:family="text" style:parent-style-name="Default_20_Paragraph_20_Font"/>
    <style:style style:name="numbe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Sinders</text:p>
        <text:p text:style-name="MP1">csinders@iu.umail.e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ders, Christopher Adam</meta:initial-creator>
    <meta:editing-cycles>1</meta:editing-cycles>
    <meta:creation-date>2017-01-12T23:29:00</meta:creation-date>
    <dc:date>2017-01-12T21:36:53.59</dc:date>
    <meta:editing-duration>PT1M23S</meta:editing-duration>
    <meta:generator>OpenOffice/4.1.1$Win32 OpenOffice.org_project/411m6$Build-9775</meta:generator>
    <meta:document-statistic meta:table-count="0" meta:image-count="2" meta:object-count="0" meta:page-count="4" meta:paragraph-count="65" meta:word-count="388" meta:character-count="2191"/>
    <meta:user-defined meta:name="AppVersion">16.0000</meta:user-defined>
    <meta:user-defined meta:name="Company">Indiana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